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officeooo:rsid="001031c9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officeooo:rsid="00133e55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officeooo:rsid="000fae3f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c9211e" style:text-line-through-style="none" style:text-line-through-type="none" fo:font-style="normal" officeooo:rsid="002697f6" officeooo:paragraph-rsid="002697f6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c9211e" style:text-line-through-style="none" style:text-line-through-type="none" fo:font-style="normal" officeooo:rsid="0024f837" officeooo:paragraph-rsid="0024f837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officeooo:rsid="00133e55" style:font-style-asian="normal" style:font-style-complex="normal"/>
    </style:style>
    <style:style style:name="T1" style:family="text">
      <style:text-properties officeooo:rsid="0011a53e"/>
    </style:style>
    <style:style style:name="T2" style:family="text">
      <style:text-properties officeooo:rsid="0018bc66"/>
    </style:style>
    <style:style style:name="T3" style:family="text">
      <style:text-properties officeooo:rsid="002877eb"/>
    </style:style>
    <style:style style:name="T4" style:family="text">
      <style:text-properties officeooo:rsid="00291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Comment souhaitez-vous que le suivi du parcours de la ronde soit matérialiser dans l’application ?</text:p>
      <text:p text:style-name="P4"/>
      <text:p text:style-name="P5">Swip<text:span text:style-name="T4">e</text:span> pas stac<text:span text:style-name="T3">k</text:span></text:p>
      <text:p text:style-name="P2"/>
      <text:p text:style-name="P1">- Avez-vous un souhait particulier sur l’affichage des rapports des rondes ?</text:p>
      <text:p text:style-name="P2"/>
      <text:p text:style-name="P2"/>
      <text:p text:style-name="P2"/>
      <text:p text:style-name="P2">- <text:span text:style-name="T1">Savez-vous si les agents auront accès a un point wifi sur place ?</text:span></text:p>
      <text:p text:style-name="P2"/>
      <text:p text:style-name="P6">Pouvoir faire l’un ou l’autre et choisir car des sites ne disposent pas de wifi. </text:p>
      <text:p text:style-name="P2"/>
      <text:p text:style-name="P3">- <text:span text:style-name="T2">Combien de lieux peut-on visiter au maximum dans une ronde ?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3:49:19.405663816</meta:creation-date>
    <dc:date>2020-01-28T13:20:18.850267425</dc:date>
    <meta:editing-duration>PT2H41M35S</meta:editing-duration>
    <meta:editing-cycles>22</meta:editing-cycles>
    <meta:generator>LibreOffice/6.1.5.2$Linux_X86_64 LibreOffice_project/10$Build-2</meta:generator>
    <meta:print-date>2020-01-23T08:04:45.799806206</meta:print-date>
    <meta:document-statistic meta:table-count="0" meta:image-count="0" meta:object-count="0" meta:page-count="1" meta:paragraph-count="6" meta:word-count="72" meta:character-count="401" meta:non-whitespace-character-count="334"/>
  </office:meta>
</office:document-meta>
</file>